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7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0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1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4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9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5" style:family="text">
      <style:text-properties fo:font-variant="normal" fo:text-transform="none" fo:color="#000000" style:font-name="inherit1" fo:font-size="12pt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8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1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2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3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64" style:family="text">
      <style:text-properties fo:font-variant="normal" fo:text-transform="none" fo:color="#000000" style:font-name="Inconsolata" fo:font-size="12pt" fo:font-style="normal" fo:font-weight="normal"/>
    </style:style>
    <style:style style:name="T65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8" style:family="text">
      <style:text-properties fo:font-variant="normal" fo:text-transform="none" style:font-name="Inconsolata" fo:font-size="12pt" fo:letter-spacing="normal" fo:font-style="normal" fo:font-weight="normal"/>
    </style:style>
    <style:style style:name="T69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1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2" style:family="text">
      <style:text-properties fo:font-variant="normal" fo:text-transform="none" fo:color="#dddddd" style:font-name="Inconsolata" fo:font-size="12pt" fo:letter-spacing="normal" fo:language="en" fo:country="US" fo:font-style="normal" fo:font-weight="normal"/>
    </style:style>
    <style:style style:name="T73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5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6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7" style:family="text">
      <style:text-properties style:font-name="Symbol" fo:font-size="10pt"/>
    </style:style>
    <style:style style:name="T78" style:family="text">
      <style:text-properties style:font-name="Symbol" fo:font-size="10pt" fo:background-color="#d3d3d3"/>
    </style:style>
    <style:style style:name="T79" style:family="text">
      <style:text-properties style:font-name="Symbol" fo:font-size="10pt" fo:background-color="#0000ff"/>
    </style:style>
    <style:style style:name="T80" style:family="text">
      <style:text-properties style:font-name="Symbol" fo:font-size="10pt" fo:background-color="#ff00ff"/>
    </style:style>
    <style:style style:name="T81" style:family="text">
      <style:text-properties style:font-name="Symbol" fo:font-size="10pt" fo:background-color="#00ff00"/>
    </style:style>
    <style:style style:name="T82" style:family="text">
      <style:text-properties style:font-name="Symbol" fo:font-size="10pt" fo:background-color="#808000"/>
    </style:style>
    <style:style style:name="T83" style:family="text">
      <style:text-properties style:text-line-through-style="none" style:font-name="inherit" fo:font-size="10pt" style:text-underline-style="none" style:text-blinking="false"/>
    </style:style>
    <style:style style:name="T84" style:family="text">
      <style:text-properties style:text-line-through-style="none" style:font-name="inherit" fo:font-size="10pt" style:text-underline-style="none" style:text-blinking="false" fo:background-color="#00ff00"/>
    </style:style>
    <style:style style:name="T85" style:family="text">
      <style:text-properties style:text-line-through-style="none" style:font-name="inherit" fo:font-size="10pt" style:text-underline-style="none" style:text-blinking="false" fo:background-color="#ffff00"/>
    </style:style>
    <style:style style:name="T86" style:family="text">
      <style:text-properties style:text-line-through-style="none" style:font-name="inherit" fo:font-size="10pt" style:text-underline-style="none" style:text-blinking="false" fo:background-color="#0000ff"/>
    </style:style>
    <style:style style:name="T87" style:family="text">
      <style:text-properties style:text-line-through-style="none" style:font-name="inherit" fo:font-size="10pt" style:text-underline-style="none" style:text-blinking="false" fo:background-color="#d3d3d3"/>
    </style:style>
    <style:style style:name="T88" style:family="text">
      <style:text-properties style:text-line-through-style="none" style:font-name="inherit" fo:font-size="10pt" style:text-underline-style="none" style:text-blinking="false" fo:background-color="#808000"/>
    </style:style>
    <style:style style:name="T89" style:family="text">
      <style:text-properties style:font-name="inherit" fo:font-size="10pt" fo:background-color="#00ff00"/>
    </style:style>
    <style:style style:name="T90" style:family="text">
      <style:text-properties style:font-name="inherit" fo:font-size="10pt" fo:background-color="#808000"/>
    </style:style>
    <style:style style:name="T91" style:family="text">
      <style:text-properties style:font-name="inherit" fo:font-size="11.5pt"/>
    </style:style>
    <style:style style:name="T92" style:family="text">
      <style:text-properties style:font-name="inherit" fo:font-size="11.5pt" fo:background-color="#00ff00"/>
    </style:style>
    <style:style style:name="T93" style:family="text">
      <style:text-properties style:font-name="inherit" fo:font-size="11.5pt" fo:background-color="#0000ff"/>
    </style:style>
    <style:style style:name="T94" style:family="text">
      <style:text-properties style:font-name="inherit" fo:font-size="11.5pt" fo:background-color="#ff00ff"/>
    </style:style>
    <style:style style:name="T95" style:family="text">
      <style:text-properties style:font-name="inherit" fo:font-size="11.5pt" fo:language="en" fo:country="US" fo:background-color="#ff00ff"/>
    </style:style>
    <style:style style:name="T96" style:family="text">
      <style:text-properties style:font-name="inherit" fo:font-size="11.5pt" fo:background-color="#808000"/>
    </style:style>
    <style:style style:name="T97" style:family="text">
      <style:text-properties style:font-name="inherit" fo:font-size="11.5pt" fo:background-color="#00cc00"/>
    </style:style>
    <style:style style:name="T98" style:family="text">
      <style:text-properties style:font-name="inherit" fo:font-size="11.5pt" fo:background-color="#ffd320"/>
    </style:style>
    <style:style style:name="T99" style:family="text">
      <style:text-properties style:font-name="inherit" fo:font-size="11.5pt" fo:background-color="#00cc33"/>
    </style:style>
    <style:style style:name="T100" style:family="text">
      <style:text-properties style:font-name="inherit" fo:font-size="15pt" fo:font-weight="bold"/>
    </style:style>
    <style:style style:name="T101" style:family="text">
      <style:text-properties style:font-name="inherit" fo:font-size="15pt" fo:font-weight="bold" fo:background-color="#0000ff"/>
    </style:style>
    <style:style style:name="T102" style:family="text">
      <style:text-properties style:font-name="inherit" fo:font-size="15pt" fo:font-weight="bold" fo:background-color="#ff00ff"/>
    </style:style>
    <style:style style:name="T103" style:family="text">
      <style:text-properties style:font-name="inherit" fo:font-size="15pt" fo:font-weight="bold" fo:background-color="#00ff00"/>
    </style:style>
    <style:style style:name="T104" style:family="text">
      <style:text-properties style:font-name="inherit" fo:font-size="15pt" fo:font-weight="bold" fo:background-color="#808000"/>
    </style:style>
    <style:style style:name="T105" style:family="text">
      <style:text-properties style:font-name="Courier New1" fo:font-size="10pt" fo:background-color="#00ff00"/>
    </style:style>
    <style:style style:name="T106" style:family="text">
      <style:text-properties style:font-name="Courier New1" fo:font-size="10pt" fo:background-color="#ffff00"/>
    </style:style>
    <style:style style:name="T107" style:family="text">
      <style:text-properties style:font-name="Courier New1" fo:font-size="10pt" fo:background-color="#0000ff"/>
    </style:style>
    <style:style style:name="T108" style:family="text">
      <style:text-properties style:font-name="Courier New1" fo:font-size="10pt" fo:background-color="#d3d3d3"/>
    </style:style>
    <style:style style:name="T109" style:family="text">
      <style:text-properties style:font-name="Courier New1" fo:font-size="10pt" fo:background-color="#808000"/>
    </style:style>
    <style:style style:name="T110" style:family="text">
      <style:text-properties style:font-name="Courier New1" fo:font-size="10pt" fo:background-color="#ff00ff"/>
    </style:style>
    <style:style style:name="T111" style:family="text">
      <style:text-properties style:font-name="Courier New1" fo:font-size="10pt" fo:language="en" fo:country="US" fo:background-color="#ff00ff"/>
    </style:style>
    <style:style style:name="T112" style:family="text">
      <style:text-properties style:font-name="Courier New1" fo:font-size="10pt" fo:background-color="#00cc00"/>
    </style:style>
    <style:style style:name="T113" style:family="text">
      <style:text-properties style:font-name="Courier New1" fo:font-size="10pt" fo:background-color="#ffd320"/>
    </style:style>
    <style:style style:name="T114" style:family="text">
      <style:text-properties style:font-name="Courier New1" fo:font-size="10pt" fo:background-color="#00cc33"/>
    </style:style>
    <style:style style:name="T115" style:family="text">
      <style:text-properties style:font-name="Courier New1" fo:font-size="10pt" fo:background-color="#66ff00"/>
    </style:style>
    <style:style style:name="T116" style:family="text">
      <style:text-properties fo:background-color="#00ff00"/>
    </style:style>
    <style:style style:name="T117" style:family="text">
      <style:text-properties fo:background-color="#ffff00"/>
    </style:style>
    <style:style style:name="T118" style:family="text">
      <style:text-properties fo:background-color="#0000ff"/>
    </style:style>
    <style:style style:name="T119" style:family="text">
      <style:text-properties fo:background-color="#d3d3d3"/>
    </style:style>
    <style:style style:name="T120" style:family="text">
      <style:text-properties fo:background-color="#808000"/>
    </style:style>
    <style:style style:name="T121" style:family="text">
      <style:text-properties fo:background-color="#ff00ff"/>
    </style:style>
    <style:style style:name="T122" style:family="text">
      <style:text-properties style:font-name="Georgia" fo:font-size="11.5pt"/>
    </style:style>
    <style:style style:name="T123" style:family="text">
      <style:text-properties fo:background-color="#ffd320"/>
    </style:style>
    <style:style style:name="T124" style:family="text">
      <style:text-properties style:font-name="Inconsolata" fo:font-size="12pt" fo:font-style="italic" fo:font-weight="normal"/>
    </style:style>
    <style:style style:name="T125" style:family="text">
      <style:text-properties style:font-name="Inconsolata" fo:font-size="12pt" fo:font-style="italic" fo:font-weight="normal" fo:background-color="#66ff00"/>
    </style:style>
    <style:style style:name="T126" style:family="text">
      <style:text-properties style:font-name="Inconsolata" fo:font-size="12pt" fo:font-style="italic" fo:font-weight="normal" fo:background-color="#ffff00"/>
    </style:style>
    <style:style style:name="T127" style:family="text">
      <style:text-properties fo:background-color="#66ff00"/>
    </style:style>
    <style:style style:name="T128" style:family="text">
      <style:text-properties fo:language="en" fo:country="US"/>
    </style:style>
    <style:style style:name="T129" style:family="text">
      <style:text-properties fo:language="ru" fo:country="RU"/>
    </style:style>
    <style:style style:name="T130" style:family="text">
      <style:text-properties style:font-name="inherit1" fo:font-size="12pt" fo:font-weight="normal"/>
    </style:style>
    <style:style style:name="T131" style:family="text">
      <style:text-properties style:font-name="inherit1" fo:font-size="12pt" fo:language="en" fo:country="US" fo:font-weight="normal"/>
    </style:style>
    <style:style style:name="T132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7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3">C# 5.0 и .NET 4.5</text:span></text:a></text:p>
      <text:p text:style-name="P1"><text:span text:style-name="T105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4">Руководство C# - Часть 1</text:span></text:a></text:p>
      <text:p text:style-name="P1"><text:span text:style-name="T105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4">Руководство C# - Часть 2</text:span></text:a></text:p>
      <text:p text:style-name="P1"><text:span text:style-name="T106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5">Основы .NET</text:span></text:a></text:p>
      <text:p text:style-name="P1"><text:span text:style-name="T105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4">Сборки .NET</text:span></text:a><text:span text:style-name="T116">  </text:span><text:span text:style-name="T89">- не применял</text:span></text:p>
      <text:p text:style-name="P1"><text:span text:style-name="T105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4">Потоки и файлы</text:span></text:a></text:p>
      <text:p text:style-name="P1"><text:span text:style-name="T106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5">Работа с сетью</text:span></text:a></text:p>
      <text:p text:style-name="P1"><text:span text:style-name="T107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6">Оптимизация приложений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3">WPF</text:span></text:a></text:p>
      <text:p text:style-name="P1"><text:span text:style-name="T105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4">Основа WPF</text:span></text:a></text:p>
      <text:p text:style-name="P1"><text:span text:style-name="T106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5">Элементы управления WPF</text:span></text:a></text:p>
      <text:p text:style-name="P1"><text:span text:style-name="T106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5">Привязка и стили</text:span></text:a></text:p>
      <text:p text:style-name="P1"><text:span text:style-name="T106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5">Графика и анимация</text:span></text:a></text:p>
      <text:p text:style-name="P1"><text:span text:style-name="T106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5">Шаблоны WPF</text:span></text:a></text:p>
      <text:p text:style-name="P1"><text:span text:style-name="T107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6">Периферия WPF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3">Темы WPF</text:span></text:a></text:p>
      <text:p text:style-name="P1"><text:span text:style-name="T107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6">Dark Blue UI</text:span></text:a></text:p>
      <text:p text:style-name="P1"><text:span text:style-name="T107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6">Dark Orange UI</text:span></text:a></text:p>
      <text:p text:style-name="P6"> </text:p>
      <text:p text:style-name="P1"><text:span text:style-name="T78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7">Silverlight 5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3">Expression Blend 4</text:span></text:a></text:p>
      <text:p text:style-name="P1"><text:span text:style-name="T107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6">Основы работы</text:span></text:a></text:p>
      <text:p text:style-name="P1"><text:span text:style-name="T107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6">Графические интерфейсы</text:span></text:a></text:p>
      <text:p text:style-name="P1"><text:span text:style-name="T107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6">Windows Phone 7 и SF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3">Работа с БД</text:span></text:a></text:p>
      <text:p text:style-name="P1"><text:span text:style-name="T105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4">ADO.NET</text:span></text:a></text:p>
      <text:p text:style-name="P1"><text:span text:style-name="T105">o</text:span><text:span text:style-name="T8">    </text:span><text:a xlink:type="simple" xlink:href="http://professorweb.ru/my/entity-framework/6/level1/" text:style-name="Internet_20_link" text:visited-style-name="Visited_20_Internet_20_Link"><text:span text:style-name="T84">Entity Framework 6</text:span></text:a></text:p>
      <text:p text:style-name="P1"><text:span text:style-name="T108">o</text:span><text:span text:style-name="T11">    </text:span><text:a xlink:type="simple" xlink:href="http://professorweb.ru/my/sql-server/2012/level1/" text:style-name="Internet_20_link" text:visited-style-name="Visited_20_Internet_20_Link"><text:span text:style-name="T87">SQL Server 2012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3">LINQ</text:span></text:a></text:p>
      <text:p text:style-name="P1"><text:span text:style-name="T105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4">LINQ to Objects</text:span></text:a></text:p>
      <text:p text:style-name="P1"><text:span text:style-name="T105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4">LINQ to XML</text:span></text:a></text:p>
      <text:p text:style-name="P1"><text:span text:style-name="T105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4">LINQ to DataSet и SQL</text:span></text:a></text:p>
      <text:p text:style-name="P1"><text:span text:style-name="T105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4">LINQ to Entities</text:span></text:a></text:p>
      <text:p text:style-name="P1"><text:span text:style-name="T105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4">Parallel LINQ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3">ASP.NET</text:span></text:a></text:p>
      <text:p text:style-name="P1"><text:span text:style-name="T107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6">Основы ASP.NET</text:span></text:a></text:p>
      <text:p text:style-name="P1"><text:span text:style-name="T107">o</text:span><text:span text:style-name="T10">    </text:span><text:a xlink:type="simple" xlink:href="http://professorweb.ru/my/ASP_NET/sites/level1/" text:style-name="Internet_20_link" text:visited-style-name="Visited_20_Internet_20_Link"><text:span text:style-name="T86">Веб-сайты</text:span></text:a></text:p>
      <text:p text:style-name="P1"><text:span text:style-name="T107">o</text:span><text:span text:style-name="T10">    </text:span><text:a xlink:type="simple" xlink:href="http://professorweb.ru/my/ASP_NET/security/level1/" text:style-name="Internet_20_link" text:visited-style-name="Visited_20_Internet_20_Link"><text:span text:style-name="T86">Безопасность</text:span></text:a></text:p>
      <text:p text:style-name="P1"><text:span text:style-name="T107">o</text:span><text:span text:style-name="T10">    </text:span><text:a xlink:type="simple" xlink:href="http://professorweb.ru/my/ASP_NET/gamestore/level1/" text:style-name="Internet_20_link" text:visited-style-name="Visited_20_Internet_20_Link"><text:span text:style-name="T86">Интернет магазин</text:span></text:a></text:p>
      <text:p text:style-name="P1"><text:span text:style-name="T107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6">ASP.NET Web Forms 4.5</text:span></text:a></text:p>
      <text:p text:style-name="P1"><text:span text:style-name="T107">o</text:span><text:span text:style-name="T10">    </text:span><text:a xlink:type="simple" xlink:href="http://professorweb.ru/my/ASP_NET/mvc/level1/" text:style-name="Internet_20_link" text:visited-style-name="Visited_20_Internet_20_Link"><text:span text:style-name="T86">ASP.NET MVC 5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3">Windows 8/10</text:span></text:a></text:p>
      <text:p text:style-name="P1"><text:span text:style-name="T109">o</text:span><text:span text:style-name="T12">    </text:span><text:a xlink:type="simple" xlink:href="http://professorweb.ru/my/windows8/rt/level1/" text:style-name="Internet_20_link" text:visited-style-name="Visited_20_Internet_20_Link"><text:span text:style-name="T88">WinRT - основы</text:span></text:a></text:p>
      <text:p text:style-name="P1"><text:span text:style-name="T109">o</text:span><text:span text:style-name="T12">    </text:span><text:a xlink:type="simple" xlink:href="http://professorweb.ru/my/windows8/rt-ext/level1/" text:style-name="Internet_20_link" text:visited-style-name="Visited_20_Internet_20_Link"><text:span text:style-name="T90">WinRT - специальные возможности</text:span></text:a></text:p>
      <text:p text:style-name="Text_20_body"> </text:p>
      <text:p text:style-name="P1"><text:span text:style-name="T77">·</text:span><text:span text:style-name="T1"> </text:span><text:span text:style-name="T7">О</text:span><text:span text:style-name="T19">сновы веб программирование</text:span></text:p>
      <text:p text:style-name="P1"><text:span text:style-name="T115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7">___</text:span> - смотри ниже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1">C# и .NET</text:span></text:a> <text:span text:style-name="T122">--- Основы .NET</text:span></text:p>
      <text:p text:style-name="P11">Содержание:</text:p>
      <text:p text:style-name="P23"/>
      <text:p text:style-name="P18"><text:span text:style-name="T77">·</text:span><text:span text:style-name="T1">     </text:span><text:span text:style-name="T100">1. Мониторинг приложений</text:span></text:p>
      <text:p text:style-name="P19"><text:span text:style-name="T105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2">Контракты кода</text:span></text:a></text:p>
      <text:p text:style-name="P19"><text:span text:style-name="T105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2">Трассировка</text:span></text:a></text:p>
      <text:p text:style-name="P19"><text:span text:style-name="T105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2">Протоколирование событий</text:span></text:a></text:p>
      <text:p text:style-name="P19"><text:span text:style-name="T105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2">Производительность приложений</text:span></text:a></text:p>
      <text:p text:style-name="P18"><text:span text:style-name="T77">·</text:span><text:span text:style-name="T1">     </text:span><text:span text:style-name="T100">2. Безопасность</text:span></text:p>
      <text:p text:style-name="P19"><text:span text:style-name="T105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2">Аутентификация и авторизация</text:span></text:a></text:p>
      <text:p text:style-name="P19"><text:span text:style-name="T105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2">Службы клиентских приложений</text:span></text:a></text:p>
      <text:p text:style-name="P19"><text:span text:style-name="T105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2">Шифрование</text:span></text:a></text:p>
      <text:p text:style-name="P19"><text:span text:style-name="T105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2">Доступ к ресурсам</text:span></text:a></text:p>
      <text:p text:style-name="P19"><text:span text:style-name="T105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2">Безопасность доступа кода</text:span></text:a></text:p>
      <text:p text:style-name="P19"><text:span text:style-name="T105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2">Использование сертификатов</text:span></text:a></text:p>
      <text:p text:style-name="P18"><text:span text:style-name="T77">·</text:span><text:span text:style-name="T1">     </text:span><text:span text:style-name="T100">3. Локализация приложений</text:span></text:p>
      <text:p text:style-name="P19"><text:span text:style-name="T105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2">Пространство имен System.Globalization</text:span></text:a></text:p>
      <text:p text:style-name="P19"><text:span text:style-name="T105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2">Культура приложения</text:span></text:a></text:p>
      <text:p text:style-name="P19"><text:span text:style-name="T105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2">Ресурсы локализованных приложений</text:span></text:a></text:p>
      <text:p text:style-name="P19"><text:span text:style-name="T105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2">Создание специальных культур</text:span></text:a></text:p>
      <text:p text:style-name="P18"><text:span text:style-name="T79">·</text:span><text:span text:style-name="T3">     </text:span><text:span text:style-name="T101">4. Службы Windows</text:span></text:p>
      <text:p text:style-name="P19"><text:span text:style-name="T107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3">Архитектура служб Windows</text:span></text:a></text:p>
      <text:p text:style-name="P19"><text:span text:style-name="T107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3">Создание службы Windows</text:span></text:a></text:p>
      <text:p text:style-name="P19"><text:span text:style-name="T107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3">Программа службы</text:span></text:a></text:p>
      <text:p text:style-name="P19"><text:span text:style-name="T107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3">Программа установки службы</text:span></text:a></text:p>
      <text:p text:style-name="P19"><text:span text:style-name="T107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3">Мониторинг служб Windows</text:span></text:a></text:p>
      <text:p text:style-name="P19"><text:span text:style-name="T107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3">Управление службами Windows</text:span></text:a></text:p>
      <text:p text:style-name="P19"><text:span text:style-name="T107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3">Выявление неисправностей работы службы Windows</text:span></text:a></text:p>
      <text:p text:style-name="P18"><text:span text:style-name="T80">·</text:span><text:span text:style-name="T4">     </text:span><text:span text:style-name="T102">5. Managed Extensibility Framework</text:span></text:p>
      <text:p text:style-name="P19"><text:soft-page-break/><text:span text:style-name="T110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4">Архитектура MEF</text:span></text:a></text:p>
      <text:p text:style-name="P19"><text:span text:style-name="T110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4">Контракты в MEF</text:span></text:a></text:p>
      <text:p text:style-name="P19"><text:span text:style-name="T110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4">Экспорт MEF</text:span></text:a></text:p>
      <text:p text:style-name="P19"><text:span text:style-name="T110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4">Импорт MEF</text:span></text:a></text:p>
      <text:p text:style-name="P19"><text:span text:style-name="T110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4">Контейнеры и поставщики экспорта MEF</text:span></text:a></text:p>
      <text:p text:style-name="P19"><text:span text:style-name="T110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4">Каталоги MEF</text:span></text:a></text:p>
      <text:p text:style-name="P18"><text:span text:style-name="T80">·</text:span><text:span text:style-name="T4">     </text:span><text:span text:style-name="T102">6. Managed And-In Framework</text:span></text:p>
      <text:p text:style-name="P19"><text:span text:style-name="T110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4">Архитектура MAF</text:span></text:a></text:p>
      <text:p text:style-name="P19"><text:span text:style-name="T110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4">Пример дополнения MAF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7">·</text:span><text:span text:style-name="T1">     </text:span><text:span text:style-name="T100">1. Сетевые понятия и протоколы</text:span></text:p>
      <text:p text:style-name="P19"><text:span text:style-name="T105">o</text:span><text:span text:style-name="T8">    </text:span><text:a xlink:type="simple" xlink:href="http://professorweb.ru/my/csharp/web/level1/1_1.php" text:style-name="Internet_20_link" text:visited-style-name="Visited_20_Internet_20_Link"><text:span text:style-name="T92">Физическая сеть</text:span></text:a></text:p>
      <text:p text:style-name="P19"><text:span text:style-name="T105">o</text:span><text:span text:style-name="T8">    </text:span><text:a xlink:type="simple" xlink:href="http://professorweb.ru/my/csharp/web/level1/1_2.php" text:style-name="Internet_20_link" text:visited-style-name="Visited_20_Internet_20_Link"><text:span text:style-name="T92">Модель OSI</text:span></text:a></text:p>
      <text:p text:style-name="P19"><text:span text:style-name="T105">o</text:span><text:span text:style-name="T8">    </text:span><text:a xlink:type="simple" xlink:href="http://professorweb.ru/my/csharp/web/level1/1_3.php" text:style-name="Internet_20_link" text:visited-style-name="Visited_20_Internet_20_Link"><text:span text:style-name="T92">IP — Internet Protocol</text:span></text:a></text:p>
      <text:p text:style-name="P19"><text:span text:style-name="T105">o</text:span><text:span text:style-name="T8">    </text:span><text:a xlink:type="simple" xlink:href="http://professorweb.ru/my/csharp/web/level1/1_4.php" text:style-name="Internet_20_link" text:visited-style-name="Visited_20_Internet_20_Link"><text:span text:style-name="T92">Протоколы TCP и UDP</text:span></text:a></text:p>
      <text:p text:style-name="P19"><text:span text:style-name="T105">o</text:span><text:span text:style-name="T8">    </text:span><text:a xlink:type="simple" xlink:href="http://professorweb.ru/my/csharp/web/level1/1_5.php" text:style-name="Internet_20_link" text:visited-style-name="Visited_20_Internet_20_Link"><text:span text:style-name="T92">Протоколы ICMP и IGMP</text:span></text:a></text:p>
      <text:p text:style-name="P19"><text:span text:style-name="T105">o</text:span><text:span text:style-name="T8">    </text:span><text:a xlink:type="simple" xlink:href="http://professorweb.ru/my/csharp/web/level1/1_6.php" text:style-name="Internet_20_link" text:visited-style-name="Visited_20_Internet_20_Link"><text:span text:style-name="T92">Протоколы Интернета и электронной почты</text:span></text:a></text:p>
      <text:p text:style-name="P16"><text:span text:style-name="T77">·</text:span><text:span text:style-name="T1">     </text:span><text:span text:style-name="T100">2. Работа с сетью</text:span></text:p>
      <text:p text:style-name="P19"><text:span text:style-name="T105">o</text:span><text:span text:style-name="T8">    </text:span><text:a xlink:type="simple" xlink:href="http://professorweb.ru/my/csharp/web/level2/2_1.php" text:style-name="Internet_20_link" text:visited-style-name="Visited_20_Internet_20_Link"><text:span text:style-name="T92">Пространство имен System.Net</text:span></text:a></text:p>
      <text:p text:style-name="P19"><text:span text:style-name="T105">o</text:span><text:span text:style-name="T8">    </text:span><text:a xlink:type="simple" xlink:href="http://professorweb.ru/my/csharp/web/level2/2_2.php" text:style-name="Internet_20_link" text:visited-style-name="Visited_20_Internet_20_Link"><text:span text:style-name="T92">Работа с URI</text:span></text:a></text:p>
      <text:p text:style-name="P19"><text:span text:style-name="T105">o</text:span><text:span text:style-name="T8">    </text:span><text:a xlink:type="simple" xlink:href="http://professorweb.ru/my/csharp/web/level2/2_3.php" text:style-name="Internet_20_link" text:visited-style-name="Visited_20_Internet_20_Link"><text:span text:style-name="T92">Класс WebClient</text:span></text:a></text:p>
      <text:p text:style-name="P19"><text:span text:style-name="T105">o</text:span><text:span text:style-name="T8">    </text:span><text:a xlink:type="simple" xlink:href="http://professorweb.ru/my/csharp/web/level2/2_4.php" text:style-name="Internet_20_link" text:visited-style-name="Visited_20_Internet_20_Link"><text:span text:style-name="T92">Классы WebRequest и WebResponse</text:span></text:a></text:p>
      <text:p text:style-name="P19"><text:span text:style-name="T105">o</text:span><text:span text:style-name="T8">    </text:span><text:a xlink:type="simple" xlink:href="http://professorweb.ru/my/csharp/web/level2/2_5.php" text:style-name="Internet_20_link" text:visited-style-name="Visited_20_Internet_20_Link"><text:span text:style-name="T92">Классы .NET для IP-адресов</text:span></text:a></text:p>
      <text:p text:style-name="P19"><text:span text:style-name="T105">o</text:span><text:span text:style-name="T8">    </text:span><text:a xlink:type="simple" xlink:href="http://professorweb.ru/my/csharp/web/level2/2_6.php" text:style-name="Internet_20_link" text:visited-style-name="Visited_20_Internet_20_Link"><text:span text:style-name="T92">Web-прокси</text:span></text:a></text:p>
      <text:p text:style-name="P19"><text:span text:style-name="T105">o</text:span><text:span text:style-name="T8">    </text:span><text:a xlink:type="simple" xlink:href="http://professorweb.ru/my/csharp/web/level2/2_7.php" text:style-name="Internet_20_link" text:visited-style-name="Visited_20_Internet_20_Link"><text:span text:style-name="T92">Аутентификация и разрешения</text:span></text:a></text:p>
      <text:p text:style-name="P16"><text:span text:style-name="T77">·</text:span><text:span text:style-name="T1">     </text:span><text:span text:style-name="T100">3. Работа с сокетами</text:span></text:p>
      <text:p text:style-name="P19"><text:span text:style-name="T105">o</text:span><text:span text:style-name="T8">    </text:span><text:a xlink:type="simple" xlink:href="http://professorweb.ru/my/csharp/web/level3/3_1.php" text:style-name="Internet_20_link" text:visited-style-name="Visited_20_Internet_20_Link"><text:span text:style-name="T92">Сокеты</text:span></text:a></text:p>
      <text:p text:style-name="P19"><text:soft-page-break/><text:span text:style-name="T105">o</text:span><text:span text:style-name="T8">    </text:span><text:a xlink:type="simple" xlink:href="http://professorweb.ru/my/csharp/web/level3/3_2.php" text:style-name="Internet_20_link" text:visited-style-name="Visited_20_Internet_20_Link"><text:span text:style-name="T92">Клиент-серверное приложение на потоковом сокете TCP</text:span></text:a></text:p>
      <text:p text:style-name="P19"><text:span text:style-name="T105">o</text:span><text:span text:style-name="T8">    </text:span><text:a xlink:type="simple" xlink:href="http://professorweb.ru/my/csharp/web/level3/3_3.php" text:style-name="Internet_20_link" text:visited-style-name="Visited_20_Internet_20_Link"><text:span text:style-name="T92">Программа сканирования портов</text:span></text:a></text:p>
      <text:p text:style-name="P19"><text:span text:style-name="T105">o</text:span><text:span text:style-name="T8">    </text:span><text:a xlink:type="simple" xlink:href="http://professorweb.ru/my/csharp/web/level3/3_4.php" text:style-name="Internet_20_link" text:visited-style-name="Visited_20_Internet_20_Link"><text:span text:style-name="T92">Разрешения сокетов</text:span></text:a></text:p>
      <text:p text:style-name="P16"><text:span text:style-name="T77">·</text:span><text:span text:style-name="T1">     </text:span><text:span text:style-name="T100">4. TCP, FTP и UDP</text:span></text:p>
      <text:p text:style-name="P19"><text:span text:style-name="T105">o</text:span><text:span text:style-name="T8">    </text:span><text:a xlink:type="simple" xlink:href="http://professorweb.ru/my/csharp/web/level4/4_1.php" text:style-name="Internet_20_link" text:visited-style-name="Visited_20_Internet_20_Link"><text:span text:style-name="T92">Протокол TCP</text:span></text:a></text:p>
      <text:p text:style-name="P19"><text:span text:style-name="T105">o</text:span><text:span text:style-name="T8">    </text:span><text:a xlink:type="simple" xlink:href="http://professorweb.ru/my/csharp/web/level4/4_2.php" text:style-name="Internet_20_link" text:visited-style-name="Visited_20_Internet_20_Link"><text:span text:style-name="T92">Класс TcpClient</text:span></text:a></text:p>
      <text:p text:style-name="P19"><text:span text:style-name="T105">o</text:span><text:span text:style-name="T8">    </text:span><text:a xlink:type="simple" xlink:href="http://professorweb.ru/my/csharp/web/level4/4_3.php" text:style-name="Internet_20_link" text:visited-style-name="Visited_20_Internet_20_Link"><text:span text:style-name="T92">FTP Client</text:span></text:a></text:p>
      <text:p text:style-name="P19"><text:span text:style-name="T105">o</text:span><text:span text:style-name="T8">    </text:span><text:a xlink:type="simple" xlink:href="http://professorweb.ru/my/csharp/web/level4/4_4.php" text:style-name="Internet_20_link" text:visited-style-name="Visited_20_Internet_20_Link"><text:span text:style-name="T92">Класс TcpListener</text:span></text:a></text:p>
      <text:p text:style-name="P19"><text:span text:style-name="T105">o</text:span><text:span text:style-name="T8">    </text:span><text:a xlink:type="simple" xlink:href="http://professorweb.ru/my/csharp/web/level4/4_5.php" text:style-name="Internet_20_link" text:visited-style-name="Visited_20_Internet_20_Link"><text:span text:style-name="T92">Протокол UDP</text:span></text:a></text:p>
      <text:p text:style-name="P19"><text:span text:style-name="T105">o</text:span><text:span text:style-name="T8">    </text:span><text:a xlink:type="simple" xlink:href="http://professorweb.ru/my/csharp/web/level4/4_6.php" text:style-name="Internet_20_link" text:visited-style-name="Visited_20_Internet_20_Link"><text:span text:style-name="T92">Класс UdpClient</text:span></text:a></text:p>
      <text:p text:style-name="P19"><text:span text:style-name="T105">o</text:span><text:span text:style-name="T8">    </text:span><text:a xlink:type="simple" xlink:href="http://professorweb.ru/my/csharp/web/level4/4_7.php" text:style-name="Internet_20_link" text:visited-style-name="Visited_20_Internet_20_Link"><text:span text:style-name="T92">Пример приложения UDP</text:span></text:a></text:p>
      <text:p text:style-name="P19"><text:span text:style-name="T105">o</text:span><text:span text:style-name="T8">    </text:span><text:a xlink:type="simple" xlink:href="http://professorweb.ru/my/csharp/web/level4/4_8.php" text:style-name="Internet_20_link" text:visited-style-name="Visited_20_Internet_20_Link"><text:span text:style-name="T92">Передача файлов по UDP</text:span></text:a></text:p>
      <text:p text:style-name="P19"><text:span text:style-name="T105">o</text:span><text:span text:style-name="T8">    </text:span><text:a xlink:type="simple" xlink:href="http://professorweb.ru/my/csharp/web/level4/4_9.php" text:style-name="Internet_20_link" text:visited-style-name="Visited_20_Internet_20_Link"><text:span text:style-name="T92">Высокоуровневые протоколы, основанные на UDP</text:span></text:a></text:p>
      <text:p text:style-name="P16"><text:span text:style-name="T77">·</text:span><text:span text:style-name="T1">     </text:span><text:span text:style-name="T100">5. HTTP</text:span></text:p>
      <text:p text:style-name="P19"><text:span text:style-name="T105">o</text:span><text:span text:style-name="T8">    </text:span><text:a xlink:type="simple" xlink:href="http://professorweb.ru/my/csharp/web/level7/7_1.php" text:style-name="Internet_20_link" text:visited-style-name="Visited_20_Internet_20_Link"><text:span text:style-name="T92">Протокол HTTP</text:span></text:a></text:p>
      <text:p text:style-name="P19"><text:span text:style-name="T105">o</text:span><text:span text:style-name="T8">    </text:span><text:a xlink:type="simple" xlink:href="http://professorweb.ru/my/csharp/web/level7/7_2.php" text:style-name="Internet_20_link" text:visited-style-name="Visited_20_Internet_20_Link"><text:span text:style-name="T92">Классы HttpWebRequest и HttpWebResponse</text:span></text:a></text:p>
      <text:p text:style-name="P19"><text:span text:style-name="T105">o</text:span><text:span text:style-name="T8">    </text:span><text:a xlink:type="simple" xlink:href="http://professorweb.ru/my/csharp/web/level7/7_3.php" text:style-name="Internet_20_link" text:visited-style-name="Visited_20_Internet_20_Link"><text:span text:style-name="T92">Управление соединением HTTP</text:span></text:a></text:p>
      <text:p text:style-name="P19"><text:span text:style-name="T105">o</text:span><text:span text:style-name="T8">    </text:span><text:a xlink:type="simple" xlink:href="http://professorweb.ru/my/csharp/web/level7/7_4.php" text:style-name="Internet_20_link" text:visited-style-name="Visited_20_Internet_20_Link"><text:span text:style-name="T92">Чтение и запись cookie</text:span></text:a></text:p>
      <text:p text:style-name="P16"><text:span text:style-name="T77">·</text:span><text:span text:style-name="T1">     </text:span><text:span text:style-name="T100">6. Сеть P2P</text:span></text:p>
      <text:p text:style-name="P19"><text:span text:style-name="T110">o</text:span><text:span text:style-name="T13">    </text:span><text:a xlink:type="simple" xlink:href="http://professorweb.ru/my/csharp/web/level8/8_1.php" text:style-name="Internet_20_link" text:visited-style-name="Visited_20_Internet_20_Link"><text:span text:style-name="T94">Сеть P2P</text:span></text:a></text:p>
      <text:p text:style-name="P19"><text:span text:style-name="T111">o</text:span><text:span text:style-name="T14">    </text:span><text:a xlink:type="simple" xlink:href="http://professorweb.ru/my/csharp/web/level8/8_2.php" text:style-name="Internet_20_link" text:visited-style-name="Visited_20_Internet_20_Link"><text:span text:style-name="T94">Платформа</text:span></text:a><text:a xlink:type="simple" xlink:href="http://professorweb.ru/my/csharp/web/level8/8_2.php" text:style-name="Internet_20_link" text:visited-style-name="Visited_20_Internet_20_Link"><text:span text:style-name="T121"> </text:span></text:a><text:a xlink:type="simple" xlink:href="http://professorweb.ru/my/csharp/web/level8/8_2.php" text:style-name="Internet_20_link" text:visited-style-name="Visited_20_Internet_20_Link"><text:span text:style-name="T95">Microsoft Peer-to-Peer Networking</text:span></text:a></text:p>
      <text:p text:style-name="P19"><text:span text:style-name="T110">o</text:span><text:span text:style-name="T13">    </text:span><text:a xlink:type="simple" xlink:href="http://professorweb.ru/my/csharp/web/level8/8_3.php" text:style-name="Internet_20_link" text:visited-style-name="Visited_20_Internet_20_Link"><text:span text:style-name="T94">Создание приложений P2P</text:span></text:a></text:p>
      <text:p text:style-name="P19"><text:span text:style-name="T110">o</text:span><text:span text:style-name="T13">    </text:span><text:a xlink:type="simple" xlink:href="http://professorweb.ru/my/csharp/web/level8/8_4.php" text:style-name="Internet_20_link" text:visited-style-name="Visited_20_Internet_20_Link"><text:span text:style-name="T94">Пространство имен System.Net.PeerToPeer.Collaboration</text:span></text:a></text:p>
      <text:p text:style-name="P16"><text:span text:style-name="T77">·</text:span><text:span text:style-name="T1">     </text:span><text:span text:style-name="T100">7. Технология Message Queuing</text:span></text:p>
      <text:p text:style-name="P19"><text:span text:style-name="T110">o</text:span><text:span text:style-name="T13">    </text:span><text:a xlink:type="simple" xlink:href="http://professorweb.ru/my/csharp/web/level9/9_1.php" text:style-name="Internet_20_link" text:visited-style-name="Visited_20_Internet_20_Link"><text:span text:style-name="T94">Обзор Message Queuing</text:span></text:a></text:p>
      <text:p text:style-name="P19"><text:span text:style-name="T110">o</text:span><text:span text:style-name="T13">    </text:span><text:a xlink:type="simple" xlink:href="http://professorweb.ru/my/csharp/web/level9/9_2.php" text:style-name="Internet_20_link" text:visited-style-name="Visited_20_Internet_20_Link"><text:span text:style-name="T94">Архитектура Message Queuing</text:span></text:a></text:p>
      <text:p text:style-name="P19"><text:span text:style-name="T110">o</text:span><text:span text:style-name="T13">    </text:span><text:a xlink:type="simple" xlink:href="http://professorweb.ru/my/csharp/web/level9/9_3.php" text:style-name="Internet_20_link" text:visited-style-name="Visited_20_Internet_20_Link"><text:span text:style-name="T94">Программирование с использованием Message Queuing</text:span></text:a></text:p>
      <text:p text:style-name="P19"><text:span text:style-name="T110">o</text:span><text:span text:style-name="T13">    </text:span><text:a xlink:type="simple" xlink:href="http://professorweb.ru/my/csharp/web/level9/9_4.php" text:style-name="Internet_20_link" text:visited-style-name="Visited_20_Internet_20_Link"><text:span text:style-name="T94">Пример приложения Message Queuing</text:span></text:a></text:p>
      <text:p text:style-name="P19"><text:span text:style-name="T110">o</text:span><text:span text:style-name="T13">    </text:span><text:a xlink:type="simple" xlink:href="http://professorweb.ru/my/csharp/web/level9/9_5.php" text:style-name="Internet_20_link" text:visited-style-name="Visited_20_Internet_20_Link"><text:span text:style-name="T94">Транзакционные очереди</text:span></text:a></text:p>
      <text:p text:style-name="P16"><text:span text:style-name="T77">·</text:span><text:span text:style-name="T1">     </text:span><text:span text:style-name="T100">8. Синдикация RSS и Atom</text:span></text:p>
      <text:p text:style-name="P19"><text:span text:style-name="T110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4">Работа с RSS и Atom</text:span></text:a></text:p>
      <text:p text:style-name="P19"><text:span text:style-name="T110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4">Чтение каналов RSS и Atom</text:span></text:a></text:p>
      <text:p text:style-name="P19"><text:span text:style-name="T110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4">Предоставление каналов RSS и Atom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1">·</text:span><text:span text:style-name="T5">     </text:span><text:span text:style-name="T103">1. Базовые элементы управления</text:span></text:p>
      <text:p text:style-name="P19"><text:span text:style-name="T105">o</text:span><text:span text:style-name="T8">    </text:span><text:a xlink:type="simple" xlink:href="http://professorweb.ru/my/WPF/UI_WPF/level6/6_1.php" text:style-name="Internet_20_link" text:visited-style-name="Visited_20_Internet_20_Link"><text:span text:style-name="T92">Обзор элементов управления</text:span></text:a></text:p>
      <text:p text:style-name="P19"><text:span text:style-name="T105">o</text:span><text:span text:style-name="T8">    </text:span><text:a xlink:type="simple" xlink:href="http://professorweb.ru/my/WPF/UI_WPF/level6/6_2.php" text:style-name="Internet_20_link" text:visited-style-name="Visited_20_Internet_20_Link"><text:span text:style-name="T92">Кисти фона и переднего плана</text:span></text:a></text:p>
      <text:p text:style-name="P19"><text:span text:style-name="T105">o</text:span><text:span text:style-name="T8">    </text:span><text:a xlink:type="simple" xlink:href="http://professorweb.ru/my/WPF/UI_WPF/level6/6_3.php" text:style-name="Internet_20_link" text:visited-style-name="Visited_20_Internet_20_Link"><text:span text:style-name="T92">Использование шрифтов</text:span></text:a></text:p>
      <text:p text:style-name="P19"><text:span text:style-name="T105">o</text:span><text:span text:style-name="T8">    </text:span><text:a xlink:type="simple" xlink:href="http://professorweb.ru/my/WPF/UI_WPF/level6/6_4.php" text:style-name="Internet_20_link" text:visited-style-name="Visited_20_Internet_20_Link"><text:span text:style-name="T92">Подстановка и встраивание шрифтов</text:span></text:a></text:p>
      <text:p text:style-name="P19"><text:span text:style-name="T105">o</text:span><text:span text:style-name="T8">    </text:span><text:a xlink:type="simple" xlink:href="http://professorweb.ru/my/WPF/UI_WPF/level6/6_5.php" text:style-name="Internet_20_link" text:visited-style-name="Visited_20_Internet_20_Link"><text:span text:style-name="T92">Курсоры мыши</text:span></text:a></text:p>
      <text:p text:style-name="P19"><text:span text:style-name="T105">o</text:span><text:span text:style-name="T8">    </text:span><text:a xlink:type="simple" xlink:href="http://professorweb.ru/my/WPF/UI_WPF/level6/6_6.php" text:style-name="Internet_20_link" text:visited-style-name="Visited_20_Internet_20_Link"><text:span text:style-name="T92">Элементы управления содержимым</text:span></text:a></text:p>
      <text:p text:style-name="P19"><text:span text:style-name="T105">o</text:span><text:span text:style-name="T8">    </text:span><text:a xlink:type="simple" xlink:href="http://professorweb.ru/my/WPF/UI_WPF/level6/6_7.php" text:style-name="Internet_20_link" text:visited-style-name="Visited_20_Internet_20_Link"><text:span text:style-name="T92">Выравнивание</text:span></text:a></text:p>
      <text:p text:style-name="P19"><text:span text:style-name="T105">o</text:span><text:span text:style-name="T8">    </text:span><text:a xlink:type="simple" xlink:href="http://professorweb.ru/my/WPF/UI_WPF/level6/6_8.php" text:style-name="Internet_20_link" text:visited-style-name="Visited_20_Internet_20_Link"><text:span text:style-name="T92">Метки</text:span></text:a></text:p>
      <text:p text:style-name="P19"><text:span text:style-name="T105">o</text:span><text:span text:style-name="T8">    </text:span><text:a xlink:type="simple" xlink:href="http://professorweb.ru/my/WPF/UI_WPF/level6/6_9.php" text:style-name="Internet_20_link" text:visited-style-name="Visited_20_Internet_20_Link"><text:span text:style-name="T92">Кнопки</text:span></text:a></text:p>
      <text:p text:style-name="P19"><text:span text:style-name="T105">o</text:span><text:span text:style-name="T8">    </text:span><text:a xlink:type="simple" xlink:href="http://professorweb.ru/my/WPF/UI_WPF/level6/6_10.php" text:style-name="Internet_20_link" text:visited-style-name="Visited_20_Internet_20_Link"><text:span text:style-name="T92">Всплывающие подсказки</text:span></text:a></text:p>
      <text:p text:style-name="P19"><text:span text:style-name="T105">o</text:span><text:span text:style-name="T8">    </text:span><text:a xlink:type="simple" xlink:href="http://professorweb.ru/my/WPF/UI_WPF/level6/6_11.php" text:style-name="Internet_20_link" text:visited-style-name="Visited_20_Internet_20_Link"><text:span text:style-name="T92">ToolTipService и Popup</text:span></text:a></text:p>
      <text:p text:style-name="P19"><text:span text:style-name="T105">o</text:span><text:span text:style-name="T8">    </text:span><text:a xlink:type="simple" xlink:href="http://professorweb.ru/my/WPF/UI_WPF/level6/6_12.php" text:style-name="Internet_20_link" text:visited-style-name="Visited_20_Internet_20_Link"><text:span text:style-name="T92">Класс ScrollViewer</text:span></text:a></text:p>
      <text:p text:style-name="P19"><text:span text:style-name="T105">o</text:span><text:span text:style-name="T8">    </text:span><text:a xlink:type="simple" xlink:href="http://professorweb.ru/my/WPF/UI_WPF/level6/6_13.php" text:style-name="Internet_20_link" text:visited-style-name="Visited_20_Internet_20_Link"><text:span text:style-name="T92">GroupBox и TabItem</text:span></text:a></text:p>
      <text:p text:style-name="P19"><text:span text:style-name="T105">o</text:span><text:span text:style-name="T8">    </text:span><text:a xlink:type="simple" xlink:href="http://professorweb.ru/my/WPF/UI_WPF/level6/6_14.php" text:style-name="Internet_20_link" text:visited-style-name="Visited_20_Internet_20_Link"><text:span text:style-name="T92">Expander</text:span></text:a></text:p>
      <text:p text:style-name="P19"><text:span text:style-name="T105">o</text:span><text:span text:style-name="T8">    </text:span><text:a xlink:type="simple" xlink:href="http://professorweb.ru/my/WPF/UI_WPF/level6/6_15.php" text:style-name="Internet_20_link" text:visited-style-name="Visited_20_Internet_20_Link"><text:span text:style-name="T92">TextBox</text:span></text:a></text:p>
      <text:p text:style-name="P19"><text:span text:style-name="T105">o</text:span><text:span text:style-name="T8">    </text:span><text:a xlink:type="simple" xlink:href="http://professorweb.ru/my/WPF/UI_WPF/level6/6_16.php" text:style-name="Internet_20_link" text:visited-style-name="Visited_20_Internet_20_Link"><text:span text:style-name="T92">Проверка правописания и класс PasswordBox</text:span></text:a></text:p>
      <text:p text:style-name="P19"><text:span text:style-name="T105">o</text:span><text:span text:style-name="T8">    </text:span><text:a xlink:type="simple" xlink:href="http://professorweb.ru/my/WPF/UI_WPF/level6/6_17.php" text:style-name="Internet_20_link" text:visited-style-name="Visited_20_Internet_20_Link"><text:span text:style-name="T92">ListBox и ComboBox</text:span></text:a></text:p>
      <text:p text:style-name="P19"><text:span text:style-name="T105">o</text:span><text:span text:style-name="T8">    </text:span><text:a xlink:type="simple" xlink:href="http://professorweb.ru/my/WPF/UI_WPF/level6/6_18.php" text:style-name="Internet_20_link" text:visited-style-name="Visited_20_Internet_20_Link"><text:span text:style-name="T92">Slider и ProgressBar</text:span></text:a></text:p>
      <text:p text:style-name="P19"><text:span text:style-name="T105">o</text:span><text:span text:style-name="T8">    </text:span><text:a xlink:type="simple" xlink:href="http://professorweb.ru/my/WPF/UI_WPF/level6/6_19.php" text:style-name="Internet_20_link" text:visited-style-name="Visited_20_Internet_20_Link"><text:span text:style-name="T92">Calendar и DatePicker</text:span></text:a></text:p>
      <text:p text:style-name="P18"><text:span text:style-name="T81">·</text:span><text:span text:style-name="T5">     </text:span><text:span text:style-name="T103">2. Класс Application</text:span></text:p>
      <text:p text:style-name="P19"><text:span text:style-name="T105">o</text:span><text:span text:style-name="T8">    </text:span><text:a xlink:type="simple" xlink:href="http://professorweb.ru/my/WPF/UI_WPF/level7/7_1.php" text:style-name="Internet_20_link" text:visited-style-name="Visited_20_Internet_20_Link"><text:span text:style-name="T92">Создание и останов приложения</text:span></text:a></text:p>
      <text:p text:style-name="P19"><text:span text:style-name="T105">o</text:span><text:span text:style-name="T8">    </text:span><text:a xlink:type="simple" xlink:href="http://professorweb.ru/my/WPF/UI_WPF/level7/7_2.php" text:style-name="Internet_20_link" text:visited-style-name="Visited_20_Internet_20_Link"><text:span text:style-name="T92">События класса Application</text:span></text:a></text:p>
      <text:p text:style-name="P19"><text:span text:style-name="T105">o</text:span><text:span text:style-name="T8">    </text:span><text:a xlink:type="simple" xlink:href="http://professorweb.ru/my/WPF/UI_WPF/level7/7_3.php" text:style-name="Internet_20_link" text:visited-style-name="Visited_20_Internet_20_Link"><text:span text:style-name="T92">Экран заставки</text:span></text:a></text:p>
      <text:p text:style-name="P19"><text:span text:style-name="T105">o</text:span><text:span text:style-name="T8">    </text:span><text:a xlink:type="simple" xlink:href="http://professorweb.ru/my/WPF/UI_WPF/level7/7_4.php" text:style-name="Internet_20_link" text:visited-style-name="Visited_20_Internet_20_Link"><text:span text:style-name="T92">Взаимодействие между окнами</text:span></text:a></text:p>
      <text:p text:style-name="P19"><text:span text:style-name="T105">o</text:span><text:span text:style-name="T8">    </text:span><text:a xlink:type="simple" xlink:href="http://professorweb.ru/my/WPF/UI_WPF/level7/7_5.php" text:style-name="Internet_20_link" text:visited-style-name="Visited_20_Internet_20_Link"><text:span text:style-name="T92">Приложение одного экземпляра</text:span></text:a></text:p>
      <text:p text:style-name="P19"><text:span text:style-name="T105">o</text:span><text:span text:style-name="T8">    </text:span><text:a xlink:type="simple" xlink:href="http://professorweb.ru/my/WPF/UI_WPF/level7/7_6.php" text:style-name="Internet_20_link" text:visited-style-name="Visited_20_Internet_20_Link"><text:span text:style-name="T92">Регистрация типа файла</text:span></text:a></text:p>
      <text:p text:style-name="P19"><text:span text:style-name="T105">o</text:span><text:span text:style-name="T8">    </text:span><text:a xlink:type="simple" xlink:href="http://professorweb.ru/my/WPF/UI_WPF/level7/7_7.php" text:style-name="Internet_20_link" text:visited-style-name="Visited_20_Internet_20_Link"><text:span text:style-name="T92">Ресурсы сборки</text:span></text:a></text:p>
      <text:p text:style-name="P19"><text:span text:style-name="T105">o</text:span><text:span text:style-name="T8">    </text:span><text:a xlink:type="simple" xlink:href="http://professorweb.ru/my/WPF/UI_WPF/level7/7_8.php" text:style-name="Internet_20_link" text:visited-style-name="Visited_20_Internet_20_Link"><text:span text:style-name="T92">Извлечение ресурсов</text:span></text:a></text:p>
      <text:p text:style-name="P19"><text:span text:style-name="T105">o</text:span><text:span text:style-name="T8">    </text:span><text:a xlink:type="simple" xlink:href="http://professorweb.ru/my/WPF/UI_WPF/level7/7_9.php" text:style-name="Internet_20_link" text:visited-style-name="Visited_20_Internet_20_Link"><text:span text:style-name="T92">Использование ресурсов</text:span></text:a></text:p>
      <text:p text:style-name="P19"><text:span text:style-name="T105">o</text:span><text:span text:style-name="T8">    </text:span><text:a xlink:type="simple" xlink:href="http://professorweb.ru/my/WPF/UI_WPF/level7/7_10.php" text:style-name="Internet_20_link" text:visited-style-name="Visited_20_Internet_20_Link"><text:span text:style-name="T92">Локализация приложения</text:span></text:a></text:p>
      <text:p text:style-name="P19"><text:span text:style-name="T105">o</text:span><text:span text:style-name="T8">    </text:span><text:a xlink:type="simple" xlink:href="http://professorweb.ru/my/WPF/UI_WPF/level7/7_11.php" text:style-name="Internet_20_link" text:visited-style-name="Visited_20_Internet_20_Link"><text:span text:style-name="T92">Процесс перевода</text:span></text:a></text:p>
      <text:p text:style-name="P18"><text:span text:style-name="T81">·</text:span><text:span text:style-name="T5">     </text:span><text:span text:style-name="T103">3. Элементы ListView, TreeView и DataGrid</text:span></text:p>
      <text:p text:style-name="P19"><text:span text:style-name="T105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2">ListView</text:span></text:a></text:p>
      <text:p text:style-name="P19"><text:span text:style-name="T105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2">Шаблоны ячеек ListView</text:span></text:a></text:p>
      <text:p text:style-name="P19"><text:span text:style-name="T105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2">Создание специального представления</text:span></text:a></text:p>
      <text:p text:style-name="P19"><text:span text:style-name="T105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2">Стили представления</text:span></text:a></text:p>
      <text:p text:style-name="P19"><text:span text:style-name="T105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2">TreeView</text:span></text:a></text:p>
      <text:p text:style-name="P19"><text:span text:style-name="T105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2">Создание узлов TreeView</text:span></text:a></text:p>
      <text:p text:style-name="P19"><text:span text:style-name="T105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2">DataGrid</text:span></text:a></text:p>
      <text:p text:style-name="P19"><text:span text:style-name="T105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2">Столбцы DataGrid</text:span></text:a></text:p>
      <text:p text:style-name="P19"><text:span text:style-name="T105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2">Форматирование и стилизация столбцов DataGrid</text:span></text:a></text:p>
      <text:p text:style-name="P19"><text:span text:style-name="T105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2">Форматирование строк DataGrid</text:span></text:a></text:p>
      <text:p text:style-name="P19"><text:span text:style-name="T105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2">Настройка DataGrid</text:span></text:a></text:p>
      <text:p text:style-name="P18"><text:span text:style-name="T81">·</text:span><text:span text:style-name="T5">     </text:span><text:span text:style-name="T103">4. Окна</text:span></text:p>
      <text:p text:style-name="P19"><text:soft-page-break/><text:span text:style-name="T105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2">Класс Window</text:span></text:a></text:p>
      <text:p text:style-name="P19"><text:span text:style-name="T105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2">Отображение окна</text:span></text:a></text:p>
      <text:p text:style-name="P19"><text:span text:style-name="T105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2">Взаимодействие окон</text:span></text:a></text:p>
      <text:p text:style-name="P19"><text:span text:style-name="T105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2">Диалоговые окна</text:span></text:a></text:p>
      <text:p text:style-name="P19"><text:span text:style-name="T105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2">Окна нестандартной формы</text:span></text:a></text:p>
      <text:p text:style-name="P19"><text:span text:style-name="T105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2">Настройка нестандартных окон</text:span></text:a></text:p>
      <text:p text:style-name="P19"><text:span text:style-name="T105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2">Шаблон окна</text:span></text:a></text:p>
      <text:p text:style-name="P19"><text:span text:style-name="T105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2">Эффект AeroGlass</text:span></text:a></text:p>
      <text:p text:style-name="P19"><text:span text:style-name="T105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2">Панель задач Windows 7</text:span></text:a></text:p>
      <text:p text:style-name="P19"><text:span text:style-name="T105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2">Списки используемых элементов в панели задач</text:span></text:a></text:p>
      <text:p text:style-name="P19"><text:span text:style-name="T105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2">Изменение значков и окон предварительного просмотра, отображаемых в панели задач</text:span></text:a></text:p>
      <text:p text:style-name="P18"><text:span text:style-name="T79">·</text:span><text:span text:style-name="T3">     </text:span><text:span text:style-name="T101">5. Страницы и навигация</text:span></text:p>
      <text:p text:style-name="P19"><text:span text:style-name="T107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3">Страничная навигация</text:span></text:a></text:p>
      <text:p text:style-name="P19"><text:span text:style-name="T107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3">Страничные интерфейсы</text:span></text:a></text:p>
      <text:p text:style-name="P19"><text:span text:style-name="T107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3">Гиперссылки</text:span></text:a></text:p>
      <text:p text:style-name="P19"><text:span text:style-name="T107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3">Размещение страниц</text:span></text:a></text:p>
      <text:p text:style-name="P19"><text:span text:style-name="T107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3">Хронология страниц</text:span></text:a></text:p>
      <text:p text:style-name="P19"><text:span text:style-name="T107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3">Служба навигации</text:span></text:a></text:p>
      <text:p text:style-name="P19"><text:span text:style-name="T107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3">Управление журналом навигации</text:span></text:a></text:p>
      <text:p text:style-name="P19"><text:span text:style-name="T107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3">Добавление в журнал специальных элементов</text:span></text:a></text:p>
      <text:p text:style-name="P19"><text:span text:style-name="T107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3">Страничные функции</text:span></text:a></text:p>
      <text:p text:style-name="P19"><text:span text:style-name="T107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3">Приложения XBAP</text:span></text:a></text:p>
      <text:p text:style-name="P19"><text:span text:style-name="T107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3">Элемент управления WebBrowser</text:span></text:a></text:p>
      <text:p text:style-name="P19"><text:span text:style-name="T107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3">Написание сценариев для веб-страницы с помощью .NET</text:span></text:a></text:p>
      <text:p text:style-name="P18"><text:span text:style-name="T81">·</text:span><text:span text:style-name="T5">     </text:span><text:span text:style-name="T103">6. Меню, панели инструментов и ленты (Ribbon)</text:span></text:p>
      <text:p text:style-name="P19"><text:span text:style-name="T105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2">Меню</text:span></text:a></text:p>
      <text:p text:style-name="P19"><text:span text:style-name="T105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2">Элементы меню</text:span></text:a></text:p>
      <text:p text:style-name="P19"><text:span text:style-name="T105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2">Элемент управления ToolBar</text:span></text:a></text:p>
      <text:p text:style-name="P19"><text:span text:style-name="T105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2">Элементы управления ToolBarTray и StatusBar</text:span></text:a></text:p>
      <text:p text:style-name="P19"><text:span text:style-name="T105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2">Ленты</text:span></text:a></text:p>
      <text:p text:style-name="P19"><text:span text:style-name="T105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2">Настройка Ribbon</text:span></text:a></text:p>
      <text:p text:style-name="P18"><text:span text:style-name="T81">·</text:span><text:span text:style-name="T5">     </text:span><text:span text:style-name="T103">7. Звук и видео</text:span></text:p>
      <text:p text:style-name="P19"><text:span text:style-name="T105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2">Воспроизведение WAV-аудио</text:span></text:a></text:p>
      <text:p text:style-name="P19"><text:span text:style-name="T105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2">Класс MediaPlayer</text:span></text:a></text:p>
      <text:p text:style-name="P19"><text:span text:style-name="T105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2">Элемент MediaElement</text:span></text:a></text:p>
      <text:p text:style-name="P19"><text:span text:style-name="T105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2">Воспроизведение аудио с помощью триггеров</text:span></text:a></text:p>
      <text:p text:style-name="P19"><text:span text:style-name="T105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2">Изменение громкости, баланса, скорости и позиции воспроизведения</text:span></text:a></text:p>
      <text:p text:style-name="P19"><text:span text:style-name="T105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2">Видео</text:span></text:a></text:p>
      <text:p text:style-name="P19"><text:span text:style-name="T107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3">Синтез речи</text:span></text:a></text:p>
      <text:p text:style-name="P19"><text:span text:style-name="T107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3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1">·</text:span><text:span text:style-name="T5">     </text:span><text:span text:style-name="T103">1. Привязка элементов</text:span></text:p>
      <text:p text:style-name="P19"><text:span text:style-name="T105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2">Связывание элементов</text:span></text:a></text:p>
      <text:p text:style-name="P19"><text:span text:style-name="T105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2">Режимы привязки</text:span></text:a></text:p>
      <text:p text:style-name="P19"><text:span text:style-name="T105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2">Создание привязки в коде</text:span></text:a></text:p>
      <text:p text:style-name="P19"><text:span text:style-name="T105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2">Множественные привязки</text:span></text:a></text:p>
      <text:p text:style-name="P19"><text:span text:style-name="T105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2">Обновление привязок</text:span></text:a></text:p>
      <text:p text:style-name="P19"><text:span text:style-name="T105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2">Привязка к объектам</text:span></text:a></text:p>
      <text:p text:style-name="P18"><text:span text:style-name="T81">·</text:span><text:span text:style-name="T5">     </text:span><text:span text:style-name="T103">2. Команды</text:span></text:p>
      <text:p text:style-name="P19"><text:span text:style-name="T105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2">Команды</text:span></text:a></text:p>
      <text:p text:style-name="P19"><text:span text:style-name="T105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2">Модели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2">Библиотека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2">Выполнение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2">Настройка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2">Отключение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2">Встроенные команды</text:span></text:a></text:p>
      <text:p text:style-name="P19"><text:span text:style-name="T105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2">Специальные команды</text:span></text:a></text:p>
      <text:p text:style-name="P18"><text:span text:style-name="T81">·</text:span><text:span text:style-name="T5">     </text:span><text:span text:style-name="T103">3. Ресурсы</text:span></text:p>
      <text:p text:style-name="P19"><text:span text:style-name="T105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2">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2">Иерархия ресурсов</text:span></text:a></text:p>
      <text:p text:style-name="P19"><text:span text:style-name="T105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2">Статические и динамические 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2">Неразделяемые 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2">Ресурсы приложения и системы</text:span></text:a></text:p>
      <text:p text:style-name="P19"><text:span text:style-name="T105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2">Словари ресурсов</text:span></text:a></text:p>
      <text:p text:style-name="P19"><text:span text:style-name="T105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2">Разделение ресурсов между сборками</text:span></text:a></text:p>
      <text:p text:style-name="P18"><text:span text:style-name="T81">·</text:span><text:span text:style-name="T5">     </text:span><text:span text:style-name="T103">4. Стили</text:span></text:p>
      <text:p text:style-name="P19"><text:span text:style-name="T105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2">Стили</text:span></text:a></text:p>
      <text:p text:style-name="P19"><text:span text:style-name="T105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2">Создание объекта стиля</text:span></text:a></text:p>
      <text:p text:style-name="P19"><text:span text:style-name="T105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2">Установка свойств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2">Присоединение обработчиков событий</text:span></text:a></text:p>
      <text:p text:style-name="P19"><text:span text:style-name="T105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2">Множество уровней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2">Автоматическое применение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2">Триггеры</text:span></text:a></text:p>
      <text:p text:style-name="P19"><text:span text:style-name="T105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2">Триггер события</text:span></text:a></text:p>
      <text:p text:style-name="P19"><text:span text:style-name="T114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9">Поведения</text:span></text:a></text:p>
      <text:p text:style-name="P19"><text:span text:style-name="T114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9">Создание поведений</text:span></text:a></text:p>
      <text:p text:style-name="P19"><text:span text:style-name="T114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9">Использование поведений</text:span></text:a></text:p>
      <text:p text:style-name="P18"><text:span text:style-name="T81">·</text:span><text:span text:style-name="T5">     </text:span><text:span text:style-name="T103">5. Привязка данных</text:span></text:p>
      <text:p text:style-name="P19"><text:span text:style-name="T105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2">Привязка данных из базы</text:span></text:a></text:p>
      <text:p text:style-name="P19"><text:span text:style-name="T105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2">Привязка к коллекции объектов</text:span></text:a></text:p>
      <text:p text:style-name="P19"><text:span text:style-name="T105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2">Проверка достоверности</text:span></text:a></text:p>
      <text:p text:style-name="P19"><text:span text:style-name="T105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2">Поставщики данных</text:span></text:a></text:p>
      <text:p text:style-name="P19"><text:span text:style-name="T105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2">Привязка данных и LINQ</text:span></text:a></text:p>
      <text:p text:style-name="P18"><text:span text:style-name="T77">·</text:span><text:span text:style-name="T1">     </text:span><text:span text:style-name="T100">6. Форматирование привязанных данных</text:span></text:p>
      <text:p text:style-name="P19"><text:span text:style-name="T113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8">Преобразование данных</text:span></text:a></text:p>
      <text:p text:style-name="P19"><text:span text:style-name="T113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8">Списочные элементы управления</text:span></text:a></text:p>
      <text:p text:style-name="P19"><text:span text:style-name="T113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8">Стилизация списков</text:span></text:a></text:p>
      <text:p text:style-name="P19"><text:span text:style-name="T112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7">Шаблоны данных</text:span></text:a></text:p>
      <text:p text:style-name="P22"><text:soft-page-break/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<text:span text:style-name="T123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1">WPF</text:span></text:a> <text:span text:style-name="T122">--- Графика и анимация WPF</text:span></text:p>
      <text:p text:style-name="P10">Содержание:</text:p>
      <text:p text:style-name="P23"/>
      <text:p text:style-name="P16"><text:span text:style-name="T81">·</text:span><text:span text:style-name="T5">     </text:span><text:span text:style-name="T103">1. Фигуры, кисти и трансформации</text:span></text:p>
      <text:p text:style-name="P19"><text:span text:style-name="T105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2">Фигуры</text:span></text:a></text:p>
      <text:p text:style-name="P19"><text:span text:style-name="T105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2">Rectangle и Ellipse</text:span></text:a></text:p>
      <text:p text:style-name="P19"><text:span text:style-name="T105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2">Размеры и расположение фигур</text:span></text:a></text:p>
      <text:p text:style-name="P19"><text:span text:style-name="T105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2">Viewbox</text:span></text:a></text:p>
      <text:p text:style-name="P19"><text:span text:style-name="T105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2">Line</text:span></text:a></text:p>
      <text:p text:style-name="P19"><text:span text:style-name="T105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2">Polyline и Polygon</text:span></text:a></text:p>
      <text:p text:style-name="P19"><text:span text:style-name="T105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2">Настройка линий</text:span></text:a></text:p>
      <text:p text:style-name="P19"><text:span text:style-name="T105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2">Привязка к пикселям</text:span></text:a></text:p>
      <text:p text:style-name="P19"><text:span text:style-name="T105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2">Кисти</text:span></text:a></text:p>
      <text:p text:style-name="P19"><text:span text:style-name="T105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2">LinearGradientBrush</text:span></text:a></text:p>
      <text:p text:style-name="P19"><text:span text:style-name="T105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2">RadialGradientBrush</text:span></text:a></text:p>
      <text:p text:style-name="P19"><text:span text:style-name="T105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2">ImageBrush</text:span></text:a></text:p>
      <text:p text:style-name="P19"><text:span text:style-name="T105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2">Текстуры</text:span></text:a></text:p>
      <text:p text:style-name="P19"><text:span text:style-name="T105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2">VisualBrush</text:span></text:a></text:p>
      <text:p text:style-name="P19"><text:span text:style-name="T105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2">BitmapCacheBrush</text:span></text:a></text:p>
      <text:p text:style-name="P19"><text:span text:style-name="T105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2">Трансформации</text:span></text:a></text:p>
      <text:p text:style-name="P19"><text:span text:style-name="T105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2">Трансформация фигур</text:span></text:a></text:p>
      <text:p text:style-name="P19"><text:span text:style-name="T105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2">Трансформация элементов</text:span></text:a></text:p>
      <text:p text:style-name="P19"><text:span text:style-name="T105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2">Прозрачность</text:span></text:a></text:p>
      <text:p text:style-name="P19"><text:span text:style-name="T105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2">Маски непрозрачности</text:span></text:a></text:p>
      <text:p text:style-name="P16"><text:span text:style-name="T81">·</text:span><text:span text:style-name="T5">     </text:span><text:span text:style-name="T103">2. Классы Geometry и Drawing</text:span></text:p>
      <text:p text:style-name="P19"><text:span text:style-name="T105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2">Классы Path и Geometry</text:span></text:a></text:p>
      <text:p text:style-name="P19"><text:span text:style-name="T105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2">GeometryGroup</text:span></text:a></text:p>
      <text:p text:style-name="P19"><text:span text:style-name="T105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2">CombinedGeometry</text:span></text:a></text:p>
      <text:p text:style-name="P19"><text:span text:style-name="T105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2">PathGeometry</text:span></text:a></text:p>
      <text:p text:style-name="P19"><text:span text:style-name="T105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2">Мини-язык описания геометрии</text:span></text:a></text:p>
      <text:p text:style-name="P19"><text:span text:style-name="T105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2">Кадрирование геометрии</text:span></text:a></text:p>
      <text:p text:style-name="P19"><text:span text:style-name="T105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2">Рисунки</text:span></text:a></text:p>
      <text:p text:style-name="P19"><text:soft-page-break/><text:span text:style-name="T105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2">Экспорт рисунка</text:span></text:a></text:p>
      <text:p text:style-name="P17"><text:span text:style-name="T77">·</text:span><text:span text:style-name="T1">     </text:span><text:span text:style-name="T100">3. Эффекты и класс Visual</text:span></text:p>
      <text:p text:style-name="P19"><text:span text:style-name="T112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7">Класс Visual</text:span></text:a></text:p>
      <text:p text:style-name="P19"><text:span text:style-name="T112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7">Помещение визуальных объектов в оболочку элемента</text:span></text:a></text:p>
      <text:p text:style-name="P19"><text:span text:style-name="T112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7">Эффекты</text:span></text:a></text:p>
      <text:p text:style-name="P19"><text:span text:style-name="T112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7">ShaderEffect</text:span></text:a></text:p>
      <text:p text:style-name="P19"><text:span text:style-name="T112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7">WriteableBitmap</text:span></text:a></text:p>
      <text:p text:style-name="P19"><text:span text:style-name="T112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7">Запись пикселей</text:span></text:a></text:p>
      <text:p text:style-name="P17"><text:span text:style-name="T77">·</text:span><text:span text:style-name="T1">     </text:span><text:span text:style-name="T100">4. Основы анимации</text:span></text:p>
      <text:p text:style-name="P19"><text:span text:style-name="T112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7">Поняти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7">Базовы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7">Анимация в коде</text:span></text:a></text:p>
      <text:p text:style-name="P19"><text:span text:style-name="T112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7">Свойства линейной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7">Время жизни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7">Класс TimeLine</text:span></text:a></text:p>
      <text:p text:style-name="P19"><text:span text:style-name="T112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7">Раскадровка</text:span></text:a></text:p>
      <text:p text:style-name="P19"><text:span text:style-name="T112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7">Перекрывающиеся и синхронизированны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7">Управление воспроизведением</text:span></text:a></text:p>
      <text:p text:style-name="P19"><text:span text:style-name="T112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7">Эффект вытеснения</text:span></text:a></text:p>
      <text:p text:style-name="P19"><text:span text:style-name="T112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7">Отслеживание хода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7">Плавность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7">Режимы плавности</text:span></text:a></text:p>
      <text:p text:style-name="P19"><text:span text:style-name="T112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7">Создание специальной функции плавности</text:span></text:a></text:p>
      <text:p text:style-name="P19"><text:span text:style-name="T112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7">Производительность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7">Кэширование изображений</text:span></text:a></text:p>
      <text:p text:style-name="P16"><text:span text:style-name="T79">·</text:span><text:span text:style-name="T3">     </text:span><text:span text:style-name="T100">5</text:span><text:span text:style-name="T101">. Расширенная анимация</text:span></text:p>
      <text:p text:style-name="P19"><text:span text:style-name="T107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3">Анимированные трансформации</text:span></text:a></text:p>
      <text:p text:style-name="P19"><text:span text:style-name="T107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3">Множество анимированных трансформаций</text:span></text:a></text:p>
      <text:p text:style-name="P19"><text:span text:style-name="T107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3">Анимированные кисти</text:span></text:a></text:p>
      <text:p text:style-name="P19"><text:span text:style-name="T107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3">Анимация построителя текстуры</text:span></text:a></text:p>
      <text:p text:style-name="P19"><text:span text:style-name="T107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3">Анимация ключевого кадра</text:span></text:a></text:p>
      <text:p text:style-name="P19"><text:span text:style-name="T107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3">Сплайновые анимации ключевого кадра</text:span></text:a></text:p>
      <text:p text:style-name="P19"><text:span text:style-name="T107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3">Анимация на основе пути</text:span></text:a></text:p>
      <text:p text:style-name="P19"><text:span text:style-name="T107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3">Анимация на основе кадра</text:span></text:a></text:p>
      <text:p text:style-name="P16"><text:span text:style-name="T79">·</text:span><text:span text:style-name="T3">     </text:span><text:span text:style-name="T101">6. Трехмерная графика</text:span></text:p>
      <text:p text:style-name="P19"><text:span text:style-name="T107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3">Основы трехмерной графики</text:span></text:a></text:p>
      <text:p text:style-name="P19"><text:span text:style-name="T107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3">Трехмерные объекты</text:span></text:a></text:p>
      <text:p text:style-name="P19"><text:span text:style-name="T107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3">Геометрия трехмерных объектов</text:span></text:a></text:p>
      <text:p text:style-name="P19"><text:span text:style-name="T107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3">Источники света</text:span></text:a></text:p>
      <text:p text:style-name="P19"><text:span text:style-name="T107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3">Камера</text:span></text:a></text:p>
      <text:p text:style-name="P19"><text:span text:style-name="T107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3">Текстурирование и нормали</text:span></text:a></text:p>
      <text:p text:style-name="P19"><text:span text:style-name="T107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3">Сложные трехмерные фигуры</text:span></text:a></text:p>
      <text:p text:style-name="P19"><text:span text:style-name="T107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3">Материалы</text:span></text:a></text:p>
      <text:p text:style-name="P19"><text:span text:style-name="T107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3">Отображение текстур</text:span></text:a></text:p>
      <text:p text:style-name="P19"><text:span text:style-name="T107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3">Трансформации и вращения трехмерной графики</text:span></text:a></text:p>
      <text:p text:style-name="P19"><text:span text:style-name="T107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3">«Полеты» трехмерных фигур</text:span></text:a></text:p>
      <text:p text:style-name="P19"><text:span text:style-name="T107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3">Шаровый манипулятор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oft-page-break/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1">WPF</text:span></text:a> <text:span text:style-name="T122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1">·</text:span><text:span text:style-name="T5">     </text:span><text:span text:style-name="T100">1. </text:span><text:span text:style-name="T103">Шаблоны элементов управления</text:span></text:p>
      <text:p text:style-name="P19"><text:span text:style-name="T105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2">Логические и визуальные деревья</text:span></text:a></text:p>
      <text:p text:style-name="P19"><text:span text:style-name="T105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2">Программный просмотр логического и визуального дерева</text:span></text:a></text:p>
      <text:p text:style-name="P19"><text:span text:style-name="T105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2">Шаблоны</text:span></text:a></text:p>
      <text:p text:style-name="P19"><text:span text:style-name="T105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2">Анализ элементов управления</text:span></text:a></text:p>
      <text:p text:style-name="P19"><text:span text:style-name="T105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2">Создание шаблонов</text:span></text:a></text:p>
      <text:p text:style-name="P19"><text:span text:style-name="T105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2">Триггеры, изменяющие свойства</text:span></text:a></text:p>
      <text:p text:style-name="P19"><text:span text:style-name="T105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2">Триггеры, использующие анимацию</text:span></text:a></text:p>
      <text:p text:style-name="P19"><text:span text:style-name="T105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2">Организация ресурсов для шаблонов</text:span></text:a></text:p>
      <text:p text:style-name="P19"><text:span text:style-name="T105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2">Автоматическое применение шаблонов</text:span></text:a></text:p>
      <text:p text:style-name="P19"><text:span text:style-name="T105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2">Обложки</text:span></text:a></text:p>
      <text:p text:style-name="P19"><text:span text:style-name="T105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2">Построение сложного шаблона</text:span></text:a></text:p>
      <text:p text:style-name="P19"><text:span text:style-name="T105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2">Модификация полосы прокрутки</text:span></text:a></text:p>
      <text:p text:style-name="P19"><text:span text:style-name="T105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2">Примеры шаблонов элементов управления</text:span></text:a></text:p>
      <text:p text:style-name="P19"><text:span text:style-name="T105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2">Визуальные состояния</text:span></text:a></text:p>
      <text:p text:style-name="P16"><text:span text:style-name="T77">·</text:span><text:span text:style-name="T1">     </text:span><text:span text:style-name="T100">2. Пользовательские элементы WPF</text:span></text:p>
      <text:p text:style-name="P19"><text:span text:style-name="T105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2">Пользовательские элементы</text:span></text:a></text:p>
      <text:p text:style-name="P19"><text:span text:style-name="T105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2">Построение пользовательского элемента</text:span></text:a></text:p>
      <text:p text:style-name="P19"><text:span text:style-name="T105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2">Добавление кода разметки</text:span></text:a></text:p>
      <text:p text:style-name="P19"><text:span text:style-name="T105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2">Поддержка команд</text:span></text:a></text:p>
      <text:p text:style-name="P19"><text:span text:style-name="T105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2">UserControl</text:span></text:a></text:p>
      <text:p text:style-name="P19"><text:span text:style-name="T105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2">Создание элемента управления, лишенного внешнего вида</text:span></text:a></text:p>
      <text:p text:style-name="P19"><text:span text:style-name="T105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2">Поддержка визуальных состояний</text:span></text:a></text:p>
      <text:p text:style-name="P19"><text:span text:style-name="T105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2">Шаблон элемента управления по умолчанию</text:span></text:a></text:p>
      <text:p text:style-name="P19"><text:span text:style-name="T105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2">Переходы между состояниями</text:span></text:a></text:p>
      <text:p text:style-name="P19"><text:span text:style-name="T105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2">Использование FlipPanel</text:span></text:a></text:p>
      <text:p text:style-name="P19"><text:span text:style-name="T112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7">Создание панелей компоновки</text:span></text:a></text:p>
      <text:p text:style-name="P19"><text:span text:style-name="T112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7">Примеры пользовательских панелей компоновки</text:span></text:a></text:p>
      <text:p text:style-name="P19"><text:span text:style-name="T112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7">Рисованные элементы</text:span></text:a></text:p>
      <text:p text:style-name="P19"><text:span text:style-name="T112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7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6">___</text:span> - прочел, полностью пройдено</text:p>
      <text:p text:style-name="Text_20_body"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0">·</text:span><text:span text:style-name="T4">     </text:span><text:span text:style-name="T102">1. Работа с документами и печать</text:span></text:p>
      <text:p text:style-name="P19"><text:span text:style-name="T110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4">Типы документов</text:span></text:a></text:p>
      <text:p text:style-name="P19"><text:span text:style-name="T110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4">Потоковые документы</text:span></text:a></text:p>
      <text:p text:style-name="P19"><text:span text:style-name="T110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4">Блочные элементы</text:span></text:a></text:p>
      <text:p text:style-name="P19"><text:span text:style-name="T110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4">Строковые элементы</text:span></text:a></text:p>
      <text:p text:style-name="P19"><text:span text:style-name="T110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4">Программное взаимодействие с элементами</text:span></text:a></text:p>
      <text:p text:style-name="P19"><text:span text:style-name="T110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4">Контейнеры FlowDocumentScrollViewer, FlowDocumentPageViewer и FlowDocumentReader</text:span></text:a></text:p>
      <text:p text:style-name="P19"><text:span text:style-name="T110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4">Редактирование потокового документа</text:span></text:a></text:p>
      <text:p text:style-name="P19"><text:span text:style-name="T110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4">Аннотации</text:span></text:a></text:p>
      <text:p text:style-name="P19"><text:span text:style-name="T110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4">Печать</text:span></text:a></text:p>
      <text:p text:style-name="P19"><text:span text:style-name="T110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4">Специальная печать</text:span></text:a></text:p>
      <text:p text:style-name="P19"><text:span text:style-name="T110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4">Настройка и управление печатью</text:span></text:a></text:p>
      <text:p text:style-name="P19"><text:span text:style-name="T110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4">Печать документов XPS</text:span></text:a></text:p>
      <text:p text:style-name="P17"><text:span text:style-name="T77">·</text:span><text:span text:style-name="T1">     </text:span><text:span text:style-name="T100">2. Многопоточные приложения</text:span></text:p>
      <text:p text:style-name="P19"><text:span text:style-name="T112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7">Модель STA</text:span></text:a></text:p>
      <text:p text:style-name="P19"><text:span text:style-name="T112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7">Класс DispatcherObject</text:span></text:a></text:p>
      <text:p text:style-name="P19"><text:span text:style-name="T112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7">Класс BackgroundWorker</text:span></text:a></text:p>
      <text:p text:style-name="P16"><text:span text:style-name="T80">·</text:span><text:span text:style-name="T4">     </text:span><text:span text:style-name="T102">3. Модель дополнений MAF и MEF</text:span></text:p>
      <text:p text:style-name="P19"><text:span text:style-name="T110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4">Модель дополнений</text:span></text:a></text:p>
      <text:p text:style-name="P19"><text:span text:style-name="T110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4">Пример приложения, использующего дополнение</text:span></text:a></text:p>
      <text:p text:style-name="P19"><text:span text:style-name="T110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4">Взаимодействие с хостом</text:span></text:a></text:p>
      <text:p text:style-name="P19"><text:span text:style-name="T110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4">Визуальные дополнения</text:span></text:a></text:p>
      <text:p text:style-name="P17"><text:span text:style-name="T77">·</text:span><text:span text:style-name="T1">     </text:span><text:span text:style-name="T100">4. Развертывание WPF-приложений с ClickOnce</text:span></text:p>
      <text:p text:style-name="P19"><text:soft-page-break/><text:span text:style-name="T112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7">Развертывание WPF-приложений</text:span></text:a></text:p>
      <text:p text:style-name="P19"><text:span text:style-name="T112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7">Модель ClickOnce</text:span></text:a></text:p>
      <text:p text:style-name="P19"><text:span text:style-name="T112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7">Пример публикации ClickOnce</text:span></text:a></text:p>
      <text:p text:style-name="P19"><text:span text:style-name="T112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7">Дополнительные параметры ClickOnce</text:span></text:a></text:p>
      <text:p text:style-name="P17"><text:span text:style-name="T77">·</text:span><text:span text:style-name="T1">     </text:span><text:span text:style-name="T100">5. Шаблоны проектирования</text:span></text:p>
      <text:p text:style-name="P19"><text:span text:style-name="T112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7">Обзор паттернов</text:span></text:a></text:p>
      <text:p text:style-name="P19"><text:span text:style-name="T112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7">RAD и Monolithic</text:span></text:a></text:p>
      <text:p text:style-name="P19"><text:span text:style-name="T112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7">Паттерн MVC</text:span></text:a></text:p>
      <text:p text:style-name="P19"><text:span text:style-name="T112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7">Паттерн MVP</text:span></text:a></text:p>
      <text:p text:style-name="P19"><text:span text:style-name="T112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7">Паттерн MVVM</text:span></text:a></text:p>
      <text:p text:style-name="P16"><text:span text:style-name="T82">·</text:span><text:span text:style-name="T6">     </text:span><text:span text:style-name="T104">6. Windows 8 Metro и XAML</text:span></text:p>
      <text:p text:style-name="P19"><text:span text:style-name="T109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6">Создание Metro-приложения</text:span></text:a></text:p>
      <text:p text:style-name="P19"><text:span text:style-name="T109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6">Привязка данных</text:span></text:a></text:p>
      <text:p text:style-name="P19"><text:span text:style-name="T109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6">Навигация, всплывающие меню и панели</text:span></text:a></text:p>
      <text:p text:style-name="P19"><text:span text:style-name="T109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6">Стандартные стили и ресурсы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5">Основы ASP.NET</text:span></text:span></text:a><text:span text:style-name="T127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6">Веб-сайты ASP.NET</text:span></text:span></text:a><text:span text:style-name="T117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6">Безопасность в ASP.NET</text:span></text:span></text:a><text:span text:style-name="T117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6">Интернет магазин на ASP.NET Web Forms 4.5 и ASP.NET MVC 5</text:span></text:span></text:a><text:span text:style-name="T117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4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4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4">ASP.NET Identity 2.0</text:span></text:span></text:a> </text:p>
      <text:p text:style-name="Standard"/>
      <text:p text:style-name="Text_20_body"><text:span text:style-name="T116">___</text:span> - прочел, полностью пройдено</text:p>
      <text:p text:style-name="Text_20_body"><text:span text:style-name="T117">___</text:span> - смотри ниже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h text:style-name="P24" text:outline-level="1"><text:soft-page-break/>Веб-сайты ASP.NET</text:h>
      <text:h text:style-name="P27" text:outline-level="4">1. Пользовательские элементы управления, темы и мастер-страницы</text:h>
      <text:list xml:id="list854286031740068138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8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8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0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0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0" text:outline-level="3">6. Порталы Web Parts <text:span text:style-name="T128">(</text:span><text:span text:style-name="T129">посмотреть после безопасности </text:span><text:span text:style-name="T128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0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2899973229011200618" text:style-name="L2">
        <text:list-item>
          <text:p text:style-name="P62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2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2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2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2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2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2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5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2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2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6">1) тут создается серверный контрол, создание которых я пропустил,но все вроде абсольтно понятно</text:p>
          <text:p text:style-name="P68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8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7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2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2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2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3"/>
        </text:list-item>
      </text:list>
      <text:h text:style-name="P12" text:outline-level="2">Интернет магазин на ASP.NET MVC 5</text:h>
      <text:list xml:id="list1495364396688472348" text:style-name="L3">
        <text:list-item>
          <text:p text:style-name="P64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4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4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4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4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4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4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4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4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4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4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4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4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4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8033216543028501831" text:style-name="L4">
        <text:list-item>
          <text:h text:style-name="P29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9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6"><text:span text:style-name="T52">RequireSSL </text:span><text:span text:style-name="T53">- </text:span><text:span text:style-name="T54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1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21252114" text:continue-numbering="true" text:style-name="L4">
        <text:list-item>
          <text:h text:style-name="P32" text:outline-level="3">4. Авторизация, роли и профили</text:h>
          <text:list>
            <text:list-item>
              <text:p text:style-name="P55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6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7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8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8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8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8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8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8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2" text:outline-level="3">5. Криптография</text:h>
          <text:list>
            <text:list-item>
              <text:p text:style-name="P59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9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9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0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2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7095211299216842993" text:style-name="L5">
        <text:list-item>
          <text:p text:style-name="P69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3" text:outline-level="3">1. Модульное тестирование</text:h>
          <text:list>
            <text:list-item>
              <text:p text:style-name="P51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1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1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1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3" text:outline-level="3">2. Обработка ошибок</text:h>
          <text:list>
            <text:list-item>
              <text:p text:style-name="P51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1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1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1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3" text:outline-level="3">3. Управление путями и конфигурацией</text:h>
          <text:list>
            <text:list-item>
              <text:p text:style-name="P51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1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1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1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1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1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1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1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3" text:outline-level="3">4. Асинхронные запросы</text:h>
          <text:list>
            <text:list-item>
              <text:p text:style-name="P51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1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1"><text:span text:style-name="T49">Можно переписать любой метод, обеспечив... </text:span><text:span text:style-name="T71">а</text:span><text:span text:style-name="T59">методы, таких как WebClien</text:span><text:span text:style-name="T55"> </text:span></text:p>
              <text:p text:style-name="P61"><text:span text:style-name="T57">2)Последний пример с </text:span><text:span text:style-name="T56">Task. </text:span><text:span text:style-name="T57">А поток </text:span><text:span text:style-name="T65">innerTask.Wait();</text:span><text:span text:style-name="T58"> не ждет?</text:span></text:p>
            </text:list-item>
            <text:list-item>
              <text:p text:style-name="P51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3" text:outline-level="3">5. Привязка моделей и данных</text:h>
          <text:list>
            <text:list-item>
              <text:p text:style-name="P51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1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1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2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2"><text:span text:style-name="T61">FieldValidator</text:span><text:span text:style-name="T46"> - тоже</text:span></text:p>
            </text:list-item>
            <text:list-item>
              <text:p text:style-name="P51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3" text:outline-level="3">6. Клиентская оптимизация и WebAPI</text:h>
          <text:list>
            <text:list-item>
              <text:p text:style-name="P51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1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8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1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8">Второй способ решения</text:span><text:span text:style-name="T33"> … </text:span><text:span text:style-name="T68">преобразуются в формат JSON.</text:span><text:span text:style-name="T33"> </text:span></text:p>
              <text:p text:style-name="P47"><text:span text:style-name="T68">Мы исправили проблему, но тол</text:span><text:span text:style-name="T33"> ...</text:span><text:span text:style-name="T68">рамках Web API</text:span><text:span text:style-name="T33"> </text:span></text:p>
            </text:list-item>
            <text:list-item>
              <text:p text:style-name="P51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1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1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1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1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1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5">RenderContents и это связанно со свойством </text:span><text:span text:style-name="T66">ItemType </text:span><text:span text:style-name="T67">этого нашего элемента</text:span><text:span text:style-name="T65"> </text:span><text:span text:style-name="T73">ValidationRepeater</text:span><text:span text:style-name="T65"> </text:span></text:p>
            </text:list-item>
            <text:list-item>
              <text:p text:style-name="P51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1"><text:span text:style-name="T59">Хотя веб-формы изменились</text:span><text:span text:style-name="T55"> … </text:span><text:span text:style-name="T59">динамически для запросов</text:span><text:span text:style-name="T55"> –</text:span><text:span text:style-name="T56"> </text:span><text:span text:style-name="T57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/>
      <text:h text:style-name="P9" text:outline-level="1"><text:soft-page-break/>Изучаем ASP.NET MVC 5</text:h>
      <text:list xml:id="list7873261259933854058" text:style-name="L6">
        <text:list-item>
          <text:h text:style-name="P34" text:outline-level="3">1. Начинаем изучать ASP.NET MVC</text:h>
          <text:list>
            <text:list-item>
              <text:p text:style-name="P53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3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3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5" text:outline-level="3"><text:span text:style-name="T130">Следование соглашениям для компоновок –</text:span><text:span text:style-name="T131"> </text:span><text:span text:style-name="T132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4"><text:tab/></text:span></text:span><text:span text:style-name="Emphasis"><text:span text:style-name="T62">Expert Settings (Развернутые настройки)</text:span></text:span><text:span text:style-name="T54"> </text:span><text:span text:style-name="T61">в меню Tools --&gt; Settings (Сервис --&gt; Настройки) среды Visual Studio.</text:span><text:span text:style-name="T57"> <text:s/></text:span><text:span text:style-name="T56">- </text:span><text:span text:style-name="T57">такого нет</text:span></text:p>
      <text:list xml:id="list21254904" text:continue-numbering="true" text:style-name="L6">
        <text:list-item>
          <text:list>
            <text:list-item>
              <text:p text:style-name="P53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3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3"><text:span text:style-name="T46">что за </text:span><text:span text:style-name="T74">@ViewData["Message"]</text:span><text:span text:style-name="T33"> раньше</text:span><text:span text:style-name="T46"> был только </text:span><text:span text:style-name="T75">ViewBag.Message</text:span><text:span text:style-name="T46"> <text:s/></text:span><text:span text:style-name="T43">- </text:span><text:span text:style-name="T46">ТО же что и <text:s/></text:span><text:span text:style-name="T75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3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3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3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4" text:outline-level="3">2. Работа с Razor и инструменты MVC</text:h>
          <text:list>
            <text:list-item>
              <text:p text:style-name="P53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3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3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3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3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4" text:outline-level="3">3. Маршрутизация URL</text:h>
          <text:list>
            <text:list-item>
              <text:p text:style-name="P53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3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3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3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3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3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3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3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8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3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4" text:outline-level="3"><text:soft-page-break/>4. Контроллеры, действия и представления</text:h>
          <text:list>
            <text:list-item>
              <text:p text:style-name="P53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3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3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3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3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3"><text:span text:style-name="T76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3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3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3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3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3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3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4"><text:span text:style-name="T68">Частичные представления не вызывают метод действия, поэтому они не могут использоваться для выполнения бизнес-логики. </text:span><text:span text:style-name="T69">- </text:span><text:span text:style-name="T70">что за метод действия? В разделе Дочерние действия они вызывают </text:span><text:span text:style-name="T69">Index</text:span><text:span text:style-name="T33"> ..</text:span></text:p>
              <text:p text:style-name="P49"><text:span text:style-name="T68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49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3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8"><text:span text:style-name="T68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3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3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3"><text:span text:style-name="T59">В примере </text:span><text:a xlink:type="simple" xlink:href="https://professorweb.ru/my/ASP_NET/gamestore/level1/" text:style-name="Internet_20_link" text:visited-style-name="Visited_20_Internet_20_Link"><text:span text:style-name="T64">приложения GameStore</text:span></text:a><text:span text:style-name="T52"> </text:span><text:span text:style-name="T59">такой подход применялся для...</text:span><text:span text:style-name="T55"> </text:span><text:span text:style-name="T56">- </text:span><text:span text:style-name="T57">еще не смотрел</text:span></text:p>
            </text:list-item>
          </text:list>
        </text:list-item>
        <text:list-item>
          <text:h text:style-name="P34" text:outline-level="3">5. Фильтры</text:h>
          <text:list>
            <text:list-item>
              <text:p text:style-name="P53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3"><text:span text:style-name="T59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64">Админ панель: защита</text:span></text:a><text:span text:style-name="T59">,</text:span><text:span text:style-name="T63">- </text:span><text:span text:style-name="T61">еще не видел</text:span><text:span text:style-name="T55"> </text:span></text:p>
            </text:list-item>
            <text:list-item>
              <text:p text:style-name="P53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3"><text:span text:style-name="T46">Весьма странный метод </text:span><text:span text:style-name="T60">AuthorizeCore</text:span><text:span text:style-name="T52">. Если возвращает </text:span><text:span text:style-name="T53">true, </text:span><text:span text:style-name="T54">то все пройдено, если </text:span><text:span text:style-name="T53">false,</text:span><text:span text:style-name="T54">то вызывается аутентификация, и затем он вызывается опять!</text:span></text:p>
            </text:list-item>
            <text:list-item>
              <text:p text:style-name="P53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3"><text:span text:style-name="T59">Кроме того, фильтры аутентификации выполняются после выполнения метода действия, но перед обработкой </text:span><text:soft-page-break/><text:span text:style-name="T59">ActionResult.</text:span><text:span text:style-name="T61">-</text:span><text:span text:style-name="T63">what </text:span><text:span text:style-name="T61">??</text:span><text:span text:style-name="T33"> </text:span></text:p>
              <text:p text:style-name="P50"><text:span text:style-name="T68">Если в коде OnAuthentication() устанавливается значение </text:span><text:span text:style-name="T33"> … </text:span><text:span text:style-name="T43">what??</text:span></text:p>
              <text:p text:style-name="P50"><text:span text:style-name="T69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0"><text:span text:style-name="T69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0"><text:span text:style-name="T43"><text:s/></text:span><text:span text:style-name="T46">ВСЕ СТАЛО ПОНЯТНО</text:span></text:p>
            </text:list-item>
            <text:list-item>
              <text:p text:style-name="P53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3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3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3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4" text:outline-level="3">6. Вспомогательные методы и работа с AJAX</text:h>
          <text:list>
            <text:list-item>
              <text:p text:style-name="P53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3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3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3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3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3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3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3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3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3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4" text:outline-level="3">7. Модели</text:h>
          <text:list>
            <text:list-item>
              <text:p text:style-name="P53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3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3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3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3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3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4" text:outline-level="3">8. Web API</text:h>
          <text:list>
            <text:list-item>
              <text:p text:style-name="P53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3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3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oft-page-break/><text:span text:style-name="T120">__</text:span> - непонятно</text:p>
      <text:p text:style-name="Text_20_body"><text:span text:style-name="T119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2T01:06:36.66</dc:date>
    <meta:editing-duration>P26DT9H33M53S</meta:editing-duration>
    <meta:editing-cycles>83</meta:editing-cycles>
    <meta:generator>OpenOffice/4.1.4$Win32 OpenOffice.org_project/414m5$Build-9788</meta:generator>
    <meta:document-statistic meta:table-count="0" meta:image-count="0" meta:object-count="0" meta:page-count="23" meta:paragraph-count="822" meta:word-count="3694" meta:character-count="24768"/>
  </office:meta>
</office:document-meta>
</file>